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fo:font-size="12pt" style:font-size-asian="12pt" style:font-size-complex="12pt"/>
    </style:style>
    <style:style style:name="P3" style:family="paragraph" style:parent-style-name="Standard">
      <style:paragraph-properties fo:margin-top="0cm" fo:margin-bottom="0.499cm" style: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officeooo:rsid="001c7b80"/>
    </style:style>
    <style:style style:name="P10" style:family="paragraph" style:parent-style-name="Standard">
      <style:text-properties fo:language="en" fo:country="GB" officeooo:paragraph-rsid="0024d208"/>
    </style:style>
    <style:style style:name="P11" style:family="paragraph" style:parent-style-name="Standard">
      <style:text-properties fo:language="en" fo:country="GB" officeooo:paragraph-rsid="0029b04c"/>
    </style:style>
    <style:style style:name="P12" style:family="paragraph" style:parent-style-name="Standard">
      <style:text-properties fo:language="en" fo:country="GB" officeooo:paragraph-rsid="002ba60f"/>
    </style:style>
    <style:style style:name="P13" style:family="paragraph" style:parent-style-name="Standard">
      <style:text-properties fo:language="en" fo:country="GB" officeooo:paragraph-rsid="002c641e"/>
    </style:style>
    <style:style style:name="P14" style:family="paragraph" style:parent-style-name="Preformatted_20_Text">
      <style:text-properties fo:font-size="10.5pt" style:font-size-asian="10.5pt" style:font-size-complex="10.5pt"/>
    </style:style>
    <style:style style:name="P15" style:family="paragraph" style:parent-style-name="Text_20_body">
      <style:text-properties fo:language="en" fo:country="US" officeooo:rsid="001e3cd7" officeooo:paragraph-rsid="001e3cd7"/>
    </style:style>
    <style:style style:name="P16" style:family="paragraph" style:parent-style-name="Text_20_body">
      <style:text-properties fo:language="en" fo:country="US" officeooo:rsid="0024d208" officeooo:paragraph-rsid="0024d208" style:language-asian="ja" style:country-asian="JP"/>
    </style:style>
    <style:style style:name="P17" style:family="paragraph" style:parent-style-name="Text_20_body">
      <style:text-properties fo:language="ca" fo:country="ES" officeooo:paragraph-rsid="00287c31"/>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Footnote">
      <style:text-properties fo:language="en" fo:country="GB" officeooo:rsid="0029b04c" officeooo:paragraph-rsid="0029b04c"/>
    </style:style>
    <style:style style:name="P20" style:family="paragraph" style:parent-style-name="Endnote">
      <style:text-properties officeooo:rsid="002ba60f"/>
    </style:style>
    <style:style style:name="P21" style:family="paragraph" style:parent-style-name="Endnote">
      <style:text-properties fo:language="en" fo:country="GB" officeooo:rsid="002ba60f" officeooo:paragraph-rsid="002ba60f"/>
    </style:style>
    <style:style style:name="P22" style:family="paragraph" style:parent-style-name="Text_20_body">
      <style:text-properties fo:language="eo" fo:country="none"/>
    </style:style>
    <style:style style:name="P23" style:family="paragraph" style:parent-style-name="Text_20_body">
      <style:text-properties officeooo:paragraph-rsid="002e6bc1"/>
    </style:style>
    <style:style style:name="P24" style:family="paragraph">
      <style:text-properties officeooo:paragraph-rsid="002e6bc1"/>
    </style:style>
    <style:style style:name="P25" style:family="paragraph" style:parent-style-name="Text_20_body">
      <style:paragraph-properties fo:text-align="end" style:justify-single-word="false" style:writing-mode="rl-tb"/>
      <style:text-properties officeooo:rsid="002e6bc1" officeooo:paragraph-rsid="002e6bc1" style:language-complex="fa" style:country-complex="IR"/>
    </style:style>
    <style:style style:name="P26" style:family="paragraph" style:parent-style-name="Heading_20_1">
      <style:text-properties fo:language="en" fo:country="US" officeooo:rsid="001c7b80"/>
    </style:style>
    <style:style style:name="P27" style:family="paragraph" style:parent-style-name="Heading_20_1">
      <style:text-properties fo:language="en" fo:country="US" officeooo:rsid="001c7b80" officeooo:paragraph-rsid="0024d208"/>
    </style:style>
    <style:style style:name="P28" style:family="paragraph" style:parent-style-name="Heading_20_1">
      <style:text-properties fo:language="en" fo:country="US" officeooo:rsid="001c7b80" officeooo:paragraph-rsid="002e6bc1"/>
    </style:style>
    <style:style style:name="P29" style:family="paragraph" style:parent-style-name="Heading_20_1">
      <style:text-properties fo:language="en" fo:country="US" officeooo:rsid="00287c31" officeooo:paragraph-rsid="00287c31"/>
    </style:style>
    <style:style style:name="P30" style:family="paragraph" style:parent-style-name="Heading_20_1">
      <style:text-properties fo:language="en" fo:country="US" officeooo:rsid="001e3cd7"/>
    </style:style>
    <style:style style:name="P31" style:family="paragraph" style:parent-style-name="Heading_20_1">
      <style:text-properties fo:language="en" fo:country="US" officeooo:paragraph-rsid="001e3cd7"/>
    </style:style>
    <style:style style:name="P32" style:family="paragraph" style:parent-style-name="Heading_20_1">
      <style:text-properties fo:language="en" fo:country="GB" officeooo:rsid="0024d208" officeooo:paragraph-rsid="0024d208"/>
    </style:style>
    <style:style style:name="P33" style:family="paragraph" style:parent-style-name="Heading_20_1">
      <style:text-properties fo:language="en" fo:country="GB" officeooo:paragraph-rsid="002e6bc1"/>
    </style:style>
    <style:style style:name="P34" style:family="paragraph" style:parent-style-name="Heading_20_1">
      <style:paragraph-properties fo:text-align="end" style:justify-single-word="false"/>
      <style:text-properties officeooo:rsid="002e6bc1" officeooo:paragraph-rsid="002e6bc1"/>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T3" style:family="text">
      <style:text-properties officeooo:rsid="00287c31"/>
    </style:style>
    <style:style style:name="T4" style:family="text">
      <style:text-properties fo:language="en" fo:country="US"/>
    </style:style>
    <style:style style:name="T5" style:family="text">
      <style:text-properties fo:language="en" fo:country="US" officeooo:rsid="00287c31"/>
    </style:style>
    <style:style style:name="T6" style:family="text">
      <style:text-properties fo:language="en" fo:country="US" officeooo:rsid="001e3cd7"/>
    </style:style>
    <style:style style:name="T7" style:family="text">
      <style:text-properties officeooo:rsid="0029b04c"/>
    </style:style>
    <style:style style:name="T8" style:family="text">
      <style:text-properties officeooo:rsid="002a59cd"/>
    </style:style>
    <style:style style:name="T9" style:family="text">
      <style:text-properties style:font-weight-complex="bold"/>
    </style:style>
    <style:style style:name="T10" style:family="text">
      <style:text-properties fo:language="eo" fo:country="none"/>
    </style:style>
    <style:style style:name="T11" style:family="text">
      <style:text-properties fo:language="eo" fo:country="none" style:language-complex="ta" style:country-complex="IN"/>
    </style:style>
    <style:style style:name="T12" style:family="text">
      <style:text-properties fo:language="eo" fo:country="none" officeooo:rsid="002e6bc1" style:language-complex="ta" style:country-complex="IN"/>
    </style:style>
    <style:style style:name="T13" style:family="text">
      <style:text-properties officeooo:rsid="001e3cd7"/>
    </style:style>
    <style:style style:name="T14" style:family="text">
      <style:text-properties fo:language="en" fo:country="GB"/>
    </style:style>
    <style:style style:name="T15" style:family="text">
      <style:text-properties fo:language="en" fo:country="GB" officeooo:rsid="002e6bc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 text:style-name="Internet_20_link" text:visited-style-name="Visited_20_Internet_20_Link">http://www.languagetool.org</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354_1941845911" text:style-name="Index_20_Link" text:visited-style-name="Index_20_Link">Chinese<text:tab/>1</text:a></text:p>
          <text:p text:style-name="P18"><text:a xlink:type="simple" xlink:href="#__RefHeading__356_1941845911" text:style-name="Index_20_Link" text:visited-style-name="Index_20_Link">Japanese<text:tab/>1</text:a></text:p>
          <text:p text:style-name="P18"><text:a xlink:type="simple" xlink:href="#__RefHeading__345_1941845911" text:style-name="Index_20_Link" text:visited-style-name="Index_20_Link">English (UK)<text:tab/>1</text:a></text:p>
          <text:p text:style-name="P18"><text:a xlink:type="simple" xlink:href="#__RefHeading__323_2026026154" text:style-name="Index_20_Link" text:visited-style-name="Index_20_Link">English (USA)<text:tab/>1</text:a></text:p>
          <text:p text:style-name="P18"><text:a xlink:type="simple" xlink:href="#__RefHeading__347_1941845911" text:style-name="Index_20_Link" text:visited-style-name="Index_20_Link">German<text:tab/>2</text:a></text:p>
        </text:index-body>
      </text:table-of-content>
      <text:h text:style-name="P26" text:outline-level="1"/>
      <text:h text:style-name="P29" text:outline-level="1">Catalan</text:h>
      <text:p text:style-name="P17"><text:span text:style-name="T3">Trenta-dos home. N</text:span>o<text:note text:id="ftn1" text:note-class="endnote"><text:note-citation>i</text:note-citation><text:note-body><text:p text:style-name="P20">jkbjkk</text:p></text:note-body></text:note> tenen altra cosa que dir. </text:p>
      <text:h text:style-name="Heading_20_1" text:outline-level="1"><text:span text:style-name="T5">E</text:span><text:span text:style-name="T4">speranto</text:span></text:h>
      <text:p text:style-name="P22">Mi lernas<text:note text:id="ftn2" text:note-class="footnote"><text:note-citation>1</text:note-citation><text:note-body><text:p text:style-name="P19">A footnote.</text:p></text:note-body></text:note> Esperanton ek de la jaro 2005. Li legas pri diluvio.</text:p>
      <text:h text:style-name="P31" text:outline-level="1"><text:bookmark-start text:name="__RefHeading__354_1941845911"/><text:span text:style-name="T13">Chinese</text:span><text:bookmark-end text:name="__RefHeading__354_1941845911"/></text:h>
      <text:p text:style-name="P15">妈妈去菜市场捡菜。</text:p>
      <text:p text:style-name="P15"><text:bookmark-start text:name="__DdeLink__349_1941845911"/>战争期间发生了多次残无人道的屠杀。<text:bookmark-end text:name="__DdeLink__349_1941845911"/></text:p>
      <text:h text:style-name="P30" text:outline-level="1"><text:bookmark-start text:name="__RefHeading__356_1941845911"/>Japanese<text:bookmark-end text:name="__RefHeading__356_1941845911"/></text:h>
      <text:p text:style-name="P16"><text:bookmark-start text:name="__DdeLink__332_1088291646"/>そんじゃそこらで手に入る</text:p>
      <text:p text:style-name="P16">つれずれを慰める<text:bookmark-end text:name="__DdeLink__332_1088291646"/></text:p>
      <text:h text:style-name="P34" text:outline-level="1"><text:span text:style-name="T14">Persian</text:span></text:h>
      <text:p text:style-name="P25"><text:span text:style-name="T14">ڪادو</text:span></text:p>
      <text:h text:style-name="P33" text:outline-level="1">Tamil</text:h>
      <text:p text:style-name="P23"><text:span text:style-name="T12">புது மா கோலம் போடு மயிலே.</text:span></text:p>
      <text:h text:style-name="P28" text:outline-level="1"><text:bookmark-start text:name="__RefHeading__345_1941845911"/>English <text:span text:style-name="T2">(UK)</text:span><text:bookmark-end text:name="__RefHeading__345_1941845911"/></text:h>
      <text:p text:style-name="P10">Because to much snow was on it.</text:p>
      <text:p text:style-name="P11">Because to much snow was on it.<text:note text:id="ftn3" text:note-class="footnote"><text:note-citation>2</text:note-citation><text:note-body><text:p text:style-name="P19">More, a error in the footnote.</text:p></text:note-body></text:note> <text:span text:style-name="T7">Next sentence.</text:span></text:p>
      <text:p text:style-name="P11">Because to much snow was on it<text:note text:id="ftn4" text:note-class="footnote"><text:note-citation>3</text:note-citation><text:note-body><text:p text:style-name="P19">More.</text:p></text:note-body></text:note>. <text:span text:style-name="T7">Next sentence.</text:span></text:p>
      <text:p text:style-name="P13">Because to<text:note text:id="ftn5" text:note-class="footnote"><text:note-citation>4</text:note-citation><text:note-body><text:p text:style-name="P19">Another footnote.</text:p></text:note-body></text:note> much snow was on it<text:note text:id="ftn6" text:note-class="footnote"><text:note-citation>5</text:note-citation><text:note-body><text:p text:style-name="P19">Next footnote.</text:p></text:note-body></text:note>, <text:span text:style-name="T7">and the the word got repeated</text:span>.</text:p>
      <text:p text:style-name="P11">Because<text:note text:id="ftn7" text:note-class="footnote"><text:note-citation>6</text:note-citation><text:note-body><text:p text:style-name="P19">Another footnote.</text:p></text:note-body></text:note> to much snow was on it<text:note text:id="ftn8" text:note-class="footnote"><text:note-citation>7</text:note-citation><text:note-body><text:p text:style-name="P19">Next footnote.</text:p></text:note-body></text:note>, <text:span text:style-name="T7">and the the word got repeated</text:span>.</text:p>
      <text:p text:style-name="P12"><text:soft-page-break/>Because<text:note text:id="ftn9" text:note-class="endnote"><text:note-citation>ii</text:note-citation><text:note-body><text:p text:style-name="P21">End note</text:p></text:note-body></text:note> to much snow was on it<text:note text:id="ftn10" text:note-class="footnote"><text:note-citation>8</text:note-citation><text:note-body><text:p text:style-name="P19">Next footnote.</text:p></text:note-body></text:note>, <text:span text:style-name="T7">and the the word got repeated</text:span>.</text:p>
      <text:p text:style-name="P10">I can give you more a detailed description of what's necessary.</text:p>
      <text:p text:style-name="P10">Some would think you a fortunate man.</text:p>
      <text:h text:style-name="P32" text:outline-level="1"/>
      <text:h text:style-name="P27" text:outline-level="1"><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Incorrect whitespace ( spaces ) at parentheses.</text:p>
      <text:p text:style-name="P7">After a comma,there must be whitespace.</text:p>
      <text:p text:style-name="P7">a sentence should start with an uppercase letter.</text:p>
      <text:p text:style-name="P7">Repetition: I i am not repeating myself.</text:p>
      <text:p text:style-name="P7"><text:span text:style-name="T8">An</text:span> hour ago.</text:p>
      <text:p text:style-name="P7">At an university.</text:p>
      <text:p text:style-name="P7">I go to high school (warning if user's mother tongue is German).</text:p>
      <text:p text:style-name="P7"/>
      <text:p text:style-name="P8">Errors detected by patterns (see rules/en/grammar.xml):</text:p>
      <text:p text:style-name="P7"/>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he trash folder is the only on for me that works.</text:p>
      <text:p text:style-name="P7">He noticed that their is a new test.</text:p>
      <text:p text:style-name="P7">I a not sure.</text:p>
      <text:p text:style-name="P7">Ah, I new you would say that.</text:p>
      <text:p text:style-name="P7">Please not that saying "Open Source" does not mean very much.</text:p>
      <text:p text:style-name="P7">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text:soft-page-break/>Kyoto is the most oldest city.</text:p>
      <text:p text:style-name="P7">I definitely think is should be less than four years.</text:p>
      <text:p text:style-name="P7">I should of known that right from the start.</text:p>
      <text:p text:style-name="P7">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here no will be a park.</text:p>
      <text:p text:style-name="P7">There's no a new building.</text:p>
      <text:p text:style-name="P7">No is the right time.</text:p>
      <text:h text:style-name="P26" text:outline-level="1"><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Er legt eine alte CD ROM ein.</text:p>
      <text:p text:style-name="Standard">Das Essen steht auf die Tisch.<text:line-break/>Das Essen steht auf den Tische.<text:lin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4"/>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text:soft-page-break/>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Dahinter verbirgt sich nichts gutes.</text:p>
      <text:p text:style-name="P2">Mit Freundlichen grüßen,<text:line-break/>Manuela Musterman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61cb170a04bb1f12e77c884eab9192be736ec5f5</meta:generator>
    <dc:title>English LanguageTool error examples</dc:title>
    <meta:creation-date>2005-12-04T18:11:30</meta:creation-date>
    <dc:date>2014-09-29T09:38:12.179779580</dc:date>
    <dc:language>en-GB</dc:language>
    <meta:editing-cycles>31</meta:editing-cycles>
    <meta:editing-duration>PT54M35S</meta:editing-duration>
    <dc:creator>Daniel Naber</dc:creator>
    <meta:document-statistic meta:table-count="0" meta:image-count="0" meta:object-count="0" meta:page-count="5" meta:paragraph-count="149" meta:word-count="1167" meta:character-count="6413" meta:non-whitespace-character-count="5435"/>
    <meta:user-defined meta:name="Info 1"/>
    <meta:user-defined meta:name="Info 2"/>
    <meta:user-defined meta:name="Info 3"/>
    <meta:user-defined meta:name="Info 4"/>
  </office:meta>
</office:document-meta>
</file>